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2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2.1cm" svg:x="8.5cm" svg:y="6.2cm"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2.1cm" svg:x="20.3cm" svg:y="6.2cm">
          <text:p text:style-name="P1"><text:span text:style-name="T1">Robot (BLDC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2.1cm" svg:x="15.1cm" svg:y="6.2cm">
          <text:p text:style-name="P1">DA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2.1cm" svg:x="13.8cm" svg:y="11.2cm">
          <text:p text:style-name="P1">Encoder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cm" svg:height="1.4cm" svg:x="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cm" svg:y1="7.2cm" svg:x2="5cm" svg:y2="7.2cm">
          <text:p/>
        </draw:line>
        <draw:line draw:style-name="gr3" draw:text-style-name="P1" draw:layer="layout" svg:x1="6.4cm" svg:y1="7.1cm" svg:x2="8.7cm" svg:y2="7.1cm">
          <text:p/>
        </draw:line>
        <draw:line draw:style-name="gr3" draw:text-style-name="P1" draw:layer="layout" svg:x1="12.5cm" svg:y1="7.1cm" svg:x2="15.3cm" svg:y2="7.1cm">
          <text:p/>
        </draw:line>
        <draw:line draw:style-name="gr3" draw:text-style-name="P1" draw:layer="layout" svg:x1="17.5cm" svg:y1="7.1cm" svg:x2="20.4cm" svg:y2="7.1cm">
          <text:p/>
        </draw:line>
        <draw:line draw:style-name="gr3" draw:text-style-name="P1" draw:layer="layout" svg:x1="24.3cm" svg:y1="7.1cm" svg:x2="28.4cm" svg:y2="7.1cm">
          <text:p/>
        </draw:line>
        <draw:line draw:style-name="gr4" draw:text-style-name="P1" draw:layer="layout" svg:x1="25.9cm" svg:y1="7.1cm" svg:x2="25.9cm" svg:y2="12.4cm">
          <text:p/>
        </draw:line>
        <draw:line draw:style-name="gr3" draw:text-style-name="P1" draw:layer="layout" svg:x1="25.8cm" svg:y1="12.3cm" svg:x2="17.7cm" svg:y2="12.3cm">
          <text:p/>
        </draw:line>
        <draw:line draw:style-name="gr4" draw:text-style-name="P1" draw:layer="layout" svg:x1="13.8cm" svg:y1="12.2cm" svg:x2="5.7cm" svg:y2="12.2cm">
          <text:p/>
        </draw:line>
        <draw:line draw:style-name="gr3" draw:text-style-name="P1" draw:layer="layout" svg:x1="5.7cm" svg:y1="12.2cm" svg:x2="5.7cm" svg:y2="7.9cm">
          <text:p/>
        </draw:line>
        <draw:frame draw:style-name="gr5" draw:layer="layout" svg:width="1.912cm" svg:height="0.962cm" svg:x="6.3cm" svg:y="6.138cm">
          <draw:text-box>
            <text:p>Error</text:p>
          </draw:text-box>
        </draw:frame>
        <draw:frame draw:style-name="gr6" draw:layer="layout" svg:width="0.853cm" svg:height="1.362cm" svg:x="13.2cm" svg:y="6.1cm">
          <draw:text-box>
            <text:p>u</text:p>
          </draw:text-box>
        </draw:frame>
        <draw:frame draw:style-name="gr5" draw:layer="layout" svg:width="5.607cm" svg:height="0.962cm" svg:x="7.2cm" svg:y="11.138cm">
          <draw:text-box>
            <text:p>Measured velocity</text:p>
          </draw:text-box>
        </draw:frame>
        <draw:frame draw:style-name="gr5" draw:layer="layout" svg:width="2.614cm" svg:height="1.673cm" svg:x="25.1cm" svg:y="5.2cm">
          <draw:text-box>
            <text:p>Output </text:p>
            <text:p>velocity</text:p>
          </draw:text-box>
        </draw:frame>
        <draw:frame draw:style-name="gr5" draw:layer="layout" svg:width="3.423cm" svg:height="1.673cm" svg:x="1.477cm" svg:y="5.1cm">
          <draw:text-box>
            <text:p>Reference</text:p>
            <text:p>velocity</text:p>
          </draw:text-box>
        </draw:frame>
        <draw:line draw:style-name="gr4" draw:text-style-name="P1" draw:layer="layout" svg:x1="6cm" svg:y1="8.2cm" svg:x2="6.4cm" svg:y2="8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1T01:53:15.591736297</meta:creation-date>
    <dc:date>2016-11-21T02:44:20.722877713</dc:date>
    <meta:editing-duration>PT35M54S</meta:editing-duration>
    <meta:editing-cycles>1</meta:editing-cycles>
    <meta:document-statistic meta:object-count="20"/>
    <meta:generator>LibreOffice/4.2.8.2$Linux_X86_64 LibreOffice_project/420m0$Build-2</meta:generator>
  </office:meta>
</office:document-meta>
</file>